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d051f"/>
    </style:style>
    <style:style style:name="P3" style:family="paragraph" style:parent-style-name="Standard">
      <style:paragraph-properties fo:text-align="justify" style:justify-single-word="false"/>
      <style:text-properties officeooo:paragraph-rsid="00213770"/>
    </style:style>
    <style:style style:name="P4" style:family="paragraph" style:parent-style-name="Standard">
      <style:text-properties fo:font-weight="bold" officeooo:rsid="001cf705" officeooo:paragraph-rsid="001cf70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571b6" officeooo:paragraph-rsid="002571b6" style:font-weight-asian="bold" style:font-weight-complex="bold"/>
    </style:style>
    <style:style style:name="P6" style:family="paragraph" style:parent-style-name="Standard">
      <style:text-properties fo:font-weight="bold" officeooo:rsid="002571b6" officeooo:paragraph-rsid="002571b6" style:font-weight-asian="bold" style:font-weight-complex="bold"/>
    </style:style>
    <style:style style:name="T1" style:family="text">
      <style:text-properties officeooo:rsid="001b0339"/>
    </style:style>
    <style:style style:name="T2" style:family="text">
      <style:text-properties fo:font-style="italic" officeooo:rsid="001b0339" style:font-style-asian="italic" style:font-style-complex="italic"/>
    </style:style>
    <style:style style:name="T3" style:family="text">
      <style:text-properties fo:font-style="italic" officeooo:rsid="001d051f" style:font-style-asian="italic" style:font-style-complex="italic"/>
    </style:style>
    <style:style style:name="T4" style:family="text">
      <style:text-properties fo:font-style="italic" officeooo:rsid="0020a482" style:font-style-asian="italic" style:font-style-complex="italic"/>
    </style:style>
    <style:style style:name="T5" style:family="text">
      <style:text-properties fo:font-style="italic" officeooo:rsid="0021377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0339" style:font-style-asian="normal" style:font-style-complex="normal"/>
    </style:style>
    <style:style style:name="T8" style:family="text">
      <style:text-properties fo:font-style="normal" officeooo:rsid="001d051f" style:font-style-asian="normal" style:font-style-complex="normal"/>
    </style:style>
    <style:style style:name="T9" style:family="text">
      <style:text-properties fo:font-style="normal" officeooo:rsid="0020a482" style:font-style-asian="normal" style:font-style-complex="normal"/>
    </style:style>
    <style:style style:name="T10" style:family="text">
      <style:text-properties fo:font-style="normal" officeooo:rsid="00213770" style:font-style-asian="normal" style:font-style-complex="normal"/>
    </style:style>
    <style:style style:name="T11" style:family="text">
      <style:text-properties fo:font-style="normal" officeooo:rsid="0021a444" style:font-style-asian="normal" style:font-style-complex="normal"/>
    </style:style>
    <style:style style:name="T12" style:family="text">
      <style:text-properties fo:font-style="normal" officeooo:rsid="00227d80" style:font-style-asian="normal" style:font-style-complex="normal"/>
    </style:style>
    <style:style style:name="T13" style:family="text">
      <style:text-properties fo:font-style="normal" officeooo:rsid="002454a1" style:font-style-asian="normal" style:font-style-complex="normal"/>
    </style:style>
    <style:style style:name="T14" style:family="text">
      <style:text-properties officeooo:rsid="001cf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tion</text:p>
      <text:p text:style-name="Standard"/>
      <text:p text:style-name="P1"><text:tab/><text:span text:style-name="T14">This is the explanation of what I did in order to complete this project. I wrote my thoughts for each of the main functions:</text:span></text:p>
      <text:p text:style-name="Standard"/>
      <text:p text:style-name="Standard"/>
      <text:p text:style-name="P4">perception.py</text:p>
      <text:p text:style-name="P4"/>
      <text:p text:style-name="P1"><text:tab/><text:span text:style-name="T1">First of all I populated the necessary functions with the code I tested in the notebook, I just made minor changes due to the variables name. I wrote </text:span><text:span text:style-name="T2">obstacle_color_thresh </text:span><text:span text:style-name="T7">in order to select the obstacles, what in this case means, “everything that is not ground”. I know that I could take the negative image of the ground, but doing it this way I’m able to set a different threshold value, but at last, the same value works just fine as first approach.</text:span></text:p>
      <text:p text:style-name="P1"><text:span text:style-name="T7"/></text:p>
      <text:p text:style-name="P2"><text:span text:style-name="T7"><text:tab/></text:span><text:span text:style-name="T8">For the rock detection I wrote the function </text:span><text:span text:style-name="T3">locate_rocks </text:span><text:span text:style-name="T8">which does the identification using color threshold for each RGB channel independently and then filling the holes of the binary image (executing </text:span><text:span text:style-name="T3">binary_fill_holes </text:span><text:span text:style-name="T8">from scipy.ndimage) and finally doing a AND of the three binary images. All this operations are done before the execution of </text:span><text:span text:style-name="T3">perspect_transform</text:span><text:span text:style-name="T8"> in order have a rather circular object to detect. </text:span><text:span text:style-name="T11">There is room for improvement here using color thresholding with another color space.</text:span></text:p>
      <text:p text:style-name="P2"><text:span text:style-name="T8"/></text:p>
      <text:p text:style-name="P2"><text:span text:style-name="T3"><text:s/><text:tab/></text:span><text:span text:style-name="T9">I defined the function </text:span><text:span text:style-name="T4">to_cart_cords </text:span><text:span text:style-name="T9">to transform coords from polar to cartesian, because I need it for testing other functionality.</text:span></text:p>
      <text:p text:style-name="P2"><text:span text:style-name="T9"/></text:p>
      <text:p text:style-name="P3"><text:span text:style-name="T9"><text:tab/></text:span><text:span text:style-name="T10">In </text:span><text:span text:style-name="T5">perception_step </text:span><text:span text:style-name="T10">function, I added a </text:span><text:span text:style-name="T3">binary_fill_holes </text:span><text:span text:style-name="T10">call over ground binary image in order to improve the ground mapping fidelity. It is used with default parameters, so it only fills small holes, I didn’t try filling bigger holes and I’m not sure how much it helps to improve fidelity. </text:span><text:span text:style-name="T12">I also estimate the distance to an obstacle in front of the rover inside a FOV of 2º, this to improve navigation and obstacle avoiding. </text:span><text:span text:style-name="T13">I tried to establish a “memory” in order to check if the rover had already mapped a place, but it didn’t work very well.</text:span></text:p>
      <text:p text:style-name="P3"><text:span text:style-name="T10"/></text:p>
      <text:p text:style-name="P3"><text:span text:style-name="T10"/></text:p>
      <text:p text:style-name="P5"><text:span text:style-name="T6">decision.py</text:span></text:p>
      <text:p text:style-name="P5"><text:span text:style-name="T6"/></text:p>
      <text:p text:style-name="P5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Espoz</meta:initial-creator>
    <meta:creation-date>2017-06-16T20:30:01.663960000</meta:creation-date>
    <dc:date>2017-06-16T22:30:07.817822000</dc:date>
    <dc:creator>Juan Espoz</dc:creator>
    <meta:editing-duration>PT1H38M5S</meta:editing-duration>
    <meta:editing-cycles>9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9" meta:word-count="303" meta:character-count="1798" meta:non-whitespace-character-count="1496"/>
  </office:meta>
</office:document-meta>
</file>